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onospace" svg:font-family="monospace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f0f0f0" loext:opacity="100%" style:font-name="monospace" fo:font-size="10.5pt" fo:letter-spacing="normal" fo:language="en" fo:country="US" fo:font-style="normal" fo:font-weight="normal" officeooo:rsid="00040e3d" officeooo:paragraph-rsid="00040e3d"/>
    </style:style>
    <style:style style:name="P2" style:family="paragraph" style:parent-style-name="Preformatted_20_Text">
      <style:text-properties fo:font-variant="normal" fo:text-transform="none" fo:color="#000000" loext:opacity="100%" style:font-name="monospace" fo:font-size="10.5pt" fo:letter-spacing="normal" fo:language="en" fo:country="US" fo:font-style="italic" fo:font-weight="normal" officeooo:rsid="00040e3d" officeooo:paragraph-rsid="00040e3d"/>
    </style:style>
    <style:style style:name="P3" style:family="paragraph" style:parent-style-name="Preformatted_20_Text">
      <loext:graphic-properties draw:fill="solid" draw:fill-color="#f8f9fa" draw:opacity="100%"/>
      <style:paragraph-properties fo:margin-left="0cm" fo:margin-right="0.106cm" fo:margin-top="0cm" fo:margin-bottom="0.499cm" style:contextual-spacing="false" fo:line-height="130%" fo:orphans="2" fo:widows="2" fo:text-indent="0cm" style:auto-text-indent="false" fo:background-color="#f8f9fa" fo:padding="0.049cm" fo:border="0.06pt solid #eaecf0"/>
      <style:text-properties fo:font-variant="normal" fo:text-transform="none" fo:color="#000000" loext:opacity="100%" style:font-name="monospace" fo:font-size="10.5pt" fo:letter-spacing="normal" fo:font-style="normal" fo:font-weight="normal"/>
    </style:style>
    <style:style style:name="P4" style:family="paragraph" style:parent-style-name="Preformatted_20_Text">
      <loext:graphic-properties draw:fill="solid" draw:fill-color="#f8f9fa" draw:opacity="100%"/>
      <style:paragraph-properties fo:margin-left="0cm" fo:margin-right="0.106cm" fo:line-height="130%" fo:orphans="2" fo:widows="2" fo:text-indent="0cm" style:auto-text-indent="false" fo:background-color="#f8f9fa" fo:padding="0.049cm" fo:border="0.06pt solid #eaecf0"/>
      <style:text-properties fo:font-variant="normal" fo:text-transform="none" fo:color="#f0f0f0" loext:opacity="100%" fo:letter-spacing="normal"/>
    </style:style>
    <style:style style:name="P5" style:family="paragraph" style:parent-style-name="Preformatted_20_Text">
      <loext:graphic-properties draw:fill="solid" draw:fill-color="#f8f9fa" draw:opacity="100%"/>
      <style:paragraph-properties fo:margin-left="0cm" fo:margin-right="0.106cm" fo:line-height="130%" fo:orphans="2" fo:widows="2" fo:text-indent="0cm" style:auto-text-indent="false" fo:background-color="#f8f9fa" fo:padding="0.049cm" fo:border="0.06pt solid #eaecf0"/>
      <style:text-properties fo:font-variant="normal" fo:text-transform="none" fo:color="#000000" loext:opacity="100%" fo:letter-spacing="normal"/>
    </style:style>
    <style:style style:name="P6" style:family="paragraph" style:parent-style-name="Preformatted_20_Text">
      <loext:graphic-properties draw:fill="solid" draw:fill-color="#f8f9fa" draw:opacity="100%"/>
      <style:paragraph-properties fo:margin-left="0cm" fo:margin-right="0.106cm" fo:line-height="130%" fo:orphans="2" fo:widows="2" fo:text-indent="0cm" style:auto-text-indent="false" fo:background-color="#f8f9fa" fo:padding="0.049cm" fo:border="0.06pt solid #eaecf0"/>
      <style:text-properties fo:font-variant="normal" fo:text-transform="none" fo:color="#000000" loext:opacity="100%" style:font-name="monospace" fo:font-size="10.5pt" fo:letter-spacing="normal" fo:font-style="italic" fo:font-weight="normal"/>
    </style:style>
    <style:style style:name="P7" style:family="paragraph" style:parent-style-name="Preformatted_20_Text">
      <loext:graphic-properties draw:fill="solid" draw:fill-color="#f8f9fa" draw:opacity="100%"/>
      <style:paragraph-properties fo:margin-left="0cm" fo:margin-right="0.106cm" fo:line-height="130%" fo:orphans="2" fo:widows="2" fo:text-indent="0cm" style:auto-text-indent="false" fo:background-color="#f8f9fa" fo:padding="0.049cm" fo:border="0.06pt solid #eaecf0"/>
      <style:text-properties fo:font-variant="normal" fo:text-transform="none" fo:color="#000000" loext:opacity="100%" style:font-name="monospace" fo:font-size="10.5pt" fo:letter-spacing="normal" fo:font-style="normal" fo:font-weight="normal"/>
    </style:style>
    <style:style style:name="P8" style:family="paragraph" style:parent-style-name="Preformatted_20_Text">
      <loext:graphic-properties draw:fill="solid" draw:fill-color="#f8f9fa" draw:opacity="100%"/>
      <style:paragraph-properties fo:margin-left="0cm" fo:margin-right="0.106cm" fo:line-height="130%" fo:orphans="2" fo:widows="2" fo:text-indent="0cm" style:auto-text-indent="false" fo:background-color="#f8f9fa" fo:padding="0.049cm" fo:border="0.06pt solid #eaecf0"/>
      <style:text-properties fo:color="#000000" loext:opacity="100%"/>
    </style:style>
    <style:style style:name="P9" style:family="paragraph" style:parent-style-name="Standard">
      <style:text-properties fo:language="en" fo:country="US" officeooo:rsid="00040e3d" officeooo:paragraph-rsid="00040e3d"/>
    </style:style>
    <style:style style:name="P10" style:family="paragraph" style:parent-style-name="Standard" style:list-style-name="L1">
      <style:text-properties fo:language="en" fo:country="US" officeooo:rsid="00040e3d" officeooo:paragraph-rsid="00040e3d"/>
    </style:style>
    <style:style style:name="T1" style:family="text">
      <style:text-properties fo:font-weight="bold"/>
    </style:style>
    <style:style style:name="T2" style:family="text">
      <style:text-properties fo:color="#008000" loext:opacity="100%" fo:font-weight="bold"/>
    </style:style>
    <style:style style:name="T3" style:family="text">
      <style:text-properties fo:color="#008000" loext:opacity="100%" style:font-name="monospace" fo:font-size="10.5pt" fo:font-style="normal" fo:font-weight="bold"/>
    </style:style>
    <style:style style:name="T4" style:family="text">
      <style:text-properties fo:color="#0000ff" loext:opacity="100%" fo:font-weight="bold"/>
    </style:style>
    <style:style style:name="T5" style:family="text">
      <style:text-properties fo:color="#0000ff" loext:opacity="100%" style:font-name="monospace" fo:font-size="10.5pt" fo:font-style="normal" fo:font-weight="normal"/>
    </style:style>
    <style:style style:name="T6" style:family="text">
      <style:text-properties style:font-name="monospace" fo:font-size="10.5pt" fo:font-style="normal" fo:font-weight="bold"/>
    </style:style>
    <style:style style:name="T7" style:family="text">
      <style:text-properties style:font-name="monospace" fo:font-size="10.5pt" fo:font-style="normal" fo:font-weight="normal"/>
    </style:style>
    <style:style style:name="T8" style:family="text">
      <style:text-properties style:font-name="monospace" fo:font-size="10.5pt" fo:font-style="italic" fo:font-weight="normal"/>
    </style:style>
    <style:style style:name="T9" style:family="text">
      <style:text-properties fo:color="#b00040" loext:opacity="100%" style:font-name="monospace" fo:font-size="10.5pt" fo:font-style="normal" fo:font-weight="normal"/>
    </style:style>
    <style:style style:name="T10" style:family="text">
      <style:text-properties fo:color="#666666" loext:opacity="100%" style:font-name="monospace" fo:font-size="10.5pt" fo:font-style="normal" fo:font-weight="normal"/>
    </style:style>
    <style:style style:name="T11" style:family="text">
      <style:text-properties fo:color="#7d9029" loext:opacity="100%" style:font-name="monospace" fo:font-size="10.5pt" fo:font-style="normal" fo:font-weight="normal"/>
    </style:style>
    <style:style style:name="T12" style:family="text">
      <style:text-properties fo:color="#ba2121" loext:opacity="100%" style:font-name="monospace" fo:font-size="10.5pt" fo:font-style="normal" fo:font-weight="normal"/>
    </style:style>
    <style:style style:name="T13" style:family="text">
      <style:text-properties fo:color="#408080" loext:opacity="100%" style:font-name="monospace" fo:font-size="10.5pt" fo:font-style="italic" fo:font-weight="normal"/>
    </style:style>
    <style:style style:name="T14" style:family="text">
      <style:text-properties fo:color="#000000" loext:opacity="100%" style:font-name="monospace" fo:font-size="10.5pt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Java is a high-level, class-based, object-oriented programming language that is designed to have as few implementation dependencies as possible. Is is a general-purpose programming language intended to let programmers write once, run anywhere (WORA), meaning that complied Java code can run on all platforms that support Java without the need to recompile.</text:p>
      <text:p text:style-name="P9">Java is used in applications, business, client-side, general-purpose, mobile development, server-side and web development.</text:p>
      <text:p text:style-name="P9">The language was created with the following primary goals:</text:p>
      <text:p text:style-name="P9"/>
      <text:list xml:id="list2510772729" text:style-name="L1">
        <text:list-item>
          <text:p text:style-name="P10">It must be simple, object-oriented, and familiar;</text:p>
        </text:list-item>
        <text:list-item>
          <text:p text:style-name="P10">It must be robust and secure;</text:p>
        </text:list-item>
        <text:list-item>
          <text:p text:style-name="P10">It must be architecture-neutral and portable;</text:p>
        </text:list-item>
        <text:list-item>
          <text:p text:style-name="P10">It must execute with high performance;</text:p>
        </text:list-item>
        <text:list-item>
          <text:p text:style-name="P10">It must be interpreted, threaded and dynamic.</text:p>
        </text:list-item>
      </text:list>
      <text:p text:style-name="P9"/>
      <text:p text:style-name="P9">Some code written in Java can be seen bellow.</text:p>
      <text:p text:style-name="P9"/>
      <text:p text:style-name="P1"><text:span text:style-name="T2">public</text:span> <text:span text:style-name="T2">class</text:span> <text:span text:style-name="T4">HelloWorldApp</text:span> {</text:p>
      <text:p text:style-name="P4"><text:s text:c="4"/><text:span text:style-name="T3">public</text:span><text:span text:style-name="T7"> </text:span><text:span text:style-name="T3">static</text:span><text:span text:style-name="T7"> </text:span><text:span text:style-name="T9">void</text:span><text:span text:style-name="T7"> </text:span><text:span text:style-name="T5">main</text:span><text:span text:style-name="T7">(</text:span><text:span text:style-name="T14">String</text:span><text:span text:style-name="T10">[]</text:span><text:span text:style-name="T14"> args)</text:span><text:span text:style-name="T7"> {</text:span></text:p>
      <text:p text:style-name="P4"><text:s text:c="8"/><text:span text:style-name="T14">System.</text:span><text:span text:style-name="T11">out</text:span><text:span text:style-name="T7">.</text:span><text:span text:style-name="T11">println</text:span><text:span text:style-name="T7">(</text:span><text:span text:style-name="T12">"Hello World!"</text:span><text:span text:style-name="T7">); </text:span><text:span text:style-name="T13">// Prints the string to the console.</text:span></text:p>
      <text:p text:style-name="P5"><text:s text:c="4"/><text:span text:style-name="T7">}</text:span></text:p>
      <text:p text:style-name="P3">}</text:p>
      <text:p text:style-name="P2">// This is an example of a single line comment using two slashes</text:p>
      <text:p text:style-name="P8"/>
      <text:p text:style-name="P6">/*</text:p>
      <text:p text:style-name="P5"><text:s/><text:span text:style-name="T8">* This is an example of a multiple line comment using the slash and asterisk.</text:span></text:p>
      <text:p text:style-name="P5"><text:s/><text:span text:style-name="T8">* This type of comment can be used to hold a lot of information or deactivate</text:span></text:p>
      <text:p text:style-name="P5"><text:s/><text:span text:style-name="T8">* code, but it is very important to remember to close the comment.</text:span></text:p>
      <text:p text:style-name="P5"><text:s/><text:span text:style-name="T8">*/</text:span></text:p>
      <text:p text:style-name="P8"/>
      <text:p text:style-name="P7"><text:span text:style-name="T1">package</text:span> <text:span text:style-name="T1">fibsandlies</text:span>;</text:p>
      <text:p text:style-name="P8"/>
      <text:p text:style-name="P7"><text:span text:style-name="T1">import</text:span> <text:span text:style-name="T1">java.util.Map</text:span>;</text:p>
      <text:p text:style-name="P7"><text:span text:style-name="T1">import</text:span> <text:span text:style-name="T1">java.util.HashMap</text:span>;</text:p>
      <text:p text:style-name="P8"/>
      <text:p text:style-name="P6">/**</text:p>
      <text:p text:style-name="P5"><text:s/><text:span text:style-name="T8">* This is an example of a Javadoc comment; Javadoc can compile documentation</text:span></text:p>
      <text:p text:style-name="P5"><text:s/><text:span text:style-name="T8">* from this text. Javadoc comments must immediately precede the class, method,</text:span></text:p>
      <text:p text:style-name="P5"><text:s/><text:span text:style-name="T8">* or field being documented.</text:span></text:p>
      <text:p text:style-name="P5"><text:s/><text:span text:style-name="T8">* @author Wikipedia Volunteers</text:span></text:p>
      <text:p text:style-name="P5"><text:s/><text:span text:style-name="T8">*/</text:span></text:p>
      <text:p text:style-name="P7"><text:span text:style-name="T1">public</text:span> <text:span text:style-name="T1">class</text:span> <text:span text:style-name="T1">FibCalculator</text:span> <text:span text:style-name="T1">extends</text:span> Fibonacci <text:span text:style-name="T1">implements</text:span> Calculator {</text:p>
      <text:p text:style-name="P5"><text:s text:c="4"/><text:span text:style-name="T6">private</text:span><text:span text:style-name="T7"> </text:span><text:span text:style-name="T6">static</text:span><text:span text:style-name="T7"> Map&lt;Integer, Integer&gt; memoized = </text:span><text:span text:style-name="T6">new</text:span><text:span text:style-name="T7"> HashMap&lt;&gt;();</text:span></text:p>
      <text:p text:style-name="P8"/>
      <text:p text:style-name="P5"><text:soft-page-break/><text:s text:c="4"/><text:span text:style-name="T8">/*</text:span></text:p>
      <text:p text:style-name="P5"><text:s text:c="5"/><text:span text:style-name="T8">* The main method written as follows is used by the JVM as a starting point</text:span></text:p>
      <text:p text:style-name="P5"><text:s text:c="5"/><text:span text:style-name="T8">* for the program.</text:span></text:p>
      <text:p text:style-name="P5"><text:s text:c="5"/><text:span text:style-name="T8">*/</text:span></text:p>
      <text:p text:style-name="P5"><text:s text:c="4"/><text:span text:style-name="T6">public</text:span><text:span text:style-name="T7"> </text:span><text:span text:style-name="T6">static</text:span><text:span text:style-name="T7"> void main(String[] args) {</text:span></text:p>
      <text:p text:style-name="P5"><text:s text:c="8"/><text:span text:style-name="T7">memoized.put(1, 1);</text:span></text:p>
      <text:p text:style-name="P5"><text:s text:c="8"/><text:span text:style-name="T7">memoized.put(2, 1);</text:span></text:p>
      <text:p text:style-name="P5"><text:s text:c="8"/><text:span text:style-name="T7">System.out.println(fibonacci(12)); </text:span><text:span text:style-name="T8">// Get the 12th Fibonacci number and print to console</text:span></text:p>
      <text:p text:style-name="P5"><text:s text:c="4"/><text:span text:style-name="T7">}</text:span></text:p>
      <text:p text:style-name="P8"/>
      <text:p text:style-name="P5"><text:s text:c="4"/><text:span text:style-name="T8">/**</text:span></text:p>
      <text:p text:style-name="P5"><text:s text:c="5"/><text:span text:style-name="T8">* An example of a method written in Java, wrapped in a class.</text:span></text:p>
      <text:p text:style-name="P5"><text:s text:c="5"/><text:span text:style-name="T8">* Given a non-negative number FIBINDEX, returns</text:span></text:p>
      <text:p text:style-name="P5"><text:s text:c="5"/><text:span text:style-name="T8">* the Nth Fibonacci number, where N equals FIBINDEX.</text:span></text:p>
      <text:p text:style-name="P5"><text:s text:c="5"/><text:span text:style-name="T8">* </text:span></text:p>
      <text:p text:style-name="P5"><text:s text:c="5"/><text:span text:style-name="T8">* @param fibIndex The index of the Fibonacci number</text:span></text:p>
      <text:p text:style-name="P5"><text:s text:c="5"/><text:span text:style-name="T8">* @return the Fibonacci number</text:span></text:p>
      <text:p text:style-name="P5"><text:s text:c="5"/><text:span text:style-name="T8">*/</text:span></text:p>
      <text:p text:style-name="P5"><text:s text:c="4"/><text:span text:style-name="T6">public</text:span><text:span text:style-name="T7"> </text:span><text:span text:style-name="T6">static</text:span><text:span text:style-name="T7"> int fibonacci(int fibIndex) {</text:span></text:p>
      <text:p text:style-name="P5"><text:s text:c="8"/><text:span text:style-name="T6">if</text:span><text:span text:style-name="T7"> (memoized.containsKey(fibIndex)) {</text:span></text:p>
      <text:p text:style-name="P5"><text:s text:c="12"/><text:span text:style-name="T6">return</text:span><text:span text:style-name="T7"> memoized.get(fibIndex);</text:span></text:p>
      <text:p text:style-name="P5"><text:s text:c="8"/><text:span text:style-name="T7">}</text:span></text:p>
      <text:p text:style-name="P8"/>
      <text:p text:style-name="P5"><text:s text:c="8"/><text:span text:style-name="T7">int answer = fibonacci(fibIndex - 1) + fibonacci(fibIndex - 2);</text:span></text:p>
      <text:p text:style-name="P5"><text:s text:c="8"/><text:span text:style-name="T7">memoized.put(fibIndex, answer);</text:span></text:p>
      <text:p text:style-name="P5"><text:s text:c="8"/><text:span text:style-name="T6">return</text:span><text:span text:style-name="T7"> answer;</text:span></text:p>
      <text:p text:style-name="P5"><text:s text:c="4"/><text:span text:style-name="T7">}</text:span></text:p>
      <text:p text:style-name="P3">}</text:p>
      <text:p text:style-name="P9"><text:a xlink:type="simple" xlink:href="https://en.wikipedia.org/wiki/Java_(programming_language" text:style-name="Internet_20_link" text:visited-style-name="Visited_20_Internet_20_Link">https://en.wikipedia.org/wiki/Java_(programming_language</text:a>)</text:p>
      <text:p text:style-name="P9"><text:a xlink:type="simple" xlink:href="https://en.wikipedia.org/wiki/Comparison_of_programming_languages" text:style-name="Internet_20_link" text:visited-style-name="Visited_20_Internet_20_Link">https://en.wikipedia.org/wiki/Comparison_of_programming_languages</text:a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onospace" svg:font-family="monospace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0T23:50:45.775000000</dc:date>
    <meta:editing-duration>PT20M39S</meta:editing-duration>
    <meta:editing-cycles>3</meta:editing-cycles>
    <meta:generator>LibreOffice/7.1.7.2$Windows_X86_64 LibreOffice_project/c6a4e3954236145e2acb0b65f68614365aeee33f</meta:generator>
    <meta:document-statistic meta:table-count="0" meta:image-count="0" meta:object-count="0" meta:page-count="2" meta:paragraph-count="59" meta:word-count="379" meta:character-count="2676" meta:non-whitespace-character-count="2181"/>
  </office:meta>
</office:document-meta>
</file>